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="none" fo:min-height="1.575cm"/>
      <style:paragraph-properties style:writing-mode="lr-tb"/>
    </style:style>
    <style:style style:name="gr1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loext:graphic-properties draw:fill="none" draw:fill-color="#ffffff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/>
      <style:text-properties fo:font-size="18pt" fo:language="en" fo:country="GB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style:text-position="-33% 58%"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8.544cm" svg:height="3.135cm" svg:x="-0.143cm" svg:y="4.937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g>
            <draw:custom-shape draw:style-name="gr2" draw:text-style-name="P2" xml:id="id1" draw:id="id1" draw:layer="layout" svg:width="1.675cm" svg:height="0.551cm" svg:x="10.29cm" svg:y="4.3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xml:id="id8" draw:id="id8" draw:layer="layout" svg:width="1.675cm" svg:height="0.551cm" svg:x="15.09cm" svg:y="4.3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xml:id="id3" draw:id="id3" draw:layer="layout" svg:width="1.675cm" svg:height="0.551cm" svg:x="10.29cm" svg:y="8.2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xml:id="id6" draw:id="id6" draw:layer="layout" svg:width="1.675cm" svg:height="0.551cm" svg:x="15.19cm" svg:y="8.2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xml:id="id7" draw:id="id7" draw:layer="layout" svg:width="1.675cm" svg:height="0.551cm" draw:transform="rotate (1.5707963267949) translate (13.351cm 7.37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3" draw:text-style-name="P2" draw:layer="layout" svg:x1="10.29cm" svg:y1="4.629cm" svg:x2="8.636cm" svg:y2="5.696cm" draw:start-shape="id1" draw:start-glue-point="3" draw:end-shape="id2" draw:end-glue-point="4" svg:d="M10290 4629h-1654v1067" svg:viewBox="0 0 1655 1068">
              <text:p/>
            </draw:connector>
            <draw:connector draw:style-name="gr3" draw:text-style-name="P2" draw:layer="layout" svg:x1="8.636cm" svg:y1="7.539cm" svg:x2="10.29cm" svg:y2="8.529cm" draw:start-shape="id2" draw:start-glue-point="8" draw:end-shape="id3" draw:end-glue-point="3" svg:d="M8636 7539v990h1654" svg:viewBox="0 0 1655 991">
              <text:p/>
            </draw:connector>
            <draw:connector draw:style-name="gr3" draw:text-style-name="P2" draw:layer="layout" draw:line-skew="0.239cm" svg:x1="18.098cm" svg:y1="11.359cm" svg:x2="13.624cm" svg:y2="11.896cm" draw:start-shape="id4" draw:start-glue-point="2" draw:end-shape="id5" draw:end-glue-point="6" svg:d="M18098 11359v1277h-4474v-740" svg:viewBox="0 0 4475 1278">
              <text:p/>
            </draw:connector>
            <draw:connector draw:style-name="gr3" draw:text-style-name="P2" draw:layer="layout" svg:x1="11.965cm" svg:y1="8.529cm" svg:x2="15.19cm" svg:y2="8.529cm" draw:start-shape="id3" draw:start-glue-point="1" draw:end-shape="id6" draw:end-glue-point="3" svg:d="M11965 8529h3225" svg:viewBox="0 0 3226 1">
              <text:p/>
            </draw:connector>
            <draw:connector draw:style-name="gr3" draw:text-style-name="P2" draw:layer="layout" svg:x1="13.626cm" svg:y1="7.374cm" svg:x2="15.19cm" svg:y2="8.529cm" draw:start-shape="id7" draw:start-glue-point="3" draw:end-shape="id6" draw:end-glue-point="3" svg:d="M13626 7374v1155h1564" svg:viewBox="0 0 1565 1156">
              <text:p/>
            </draw:connector>
            <draw:connector draw:style-name="gr3" draw:text-style-name="P2" draw:layer="layout" svg:x1="15.09cm" svg:y1="4.629cm" svg:x2="13.626cm" svg:y2="5.699cm" draw:start-shape="id8" draw:start-glue-point="3" draw:end-shape="id7" draw:end-glue-point="1" svg:d="M15090 4629h-1464v1070" svg:viewBox="0 0 1465 1071">
              <text:p/>
            </draw:connector>
            <draw:custom-shape draw:style-name="gr4" draw:text-style-name="P2" xml:id="id2" draw:id="id2" draw:layer="layout" svg:width="1.842cm" svg:height="1.843cm" svg:x="7.715cm" svg:y="5.696cm">
              <text:p text:style-name="P1"><text:span text:style-name="T1">+</text:span></text:p>
              <text:p text:style-name="P1"><text:span text:style-name="T1">-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" draw:text-style-name="P3" draw:layer="layout" svg:width="3.041cm" svg:height="1.114cm" svg:x="18.549cm" svg:y="6.936cm">
              <draw:text-box>
                <text:p><text:span text:style-name="T2">I</text:span><text:span text:style-name="T3">b</text:span><text:span text:style-name="T2"> = K</text:span><text:span text:style-name="T3">b</text:span><text:span text:style-name="T2"> V</text:span><text:span text:style-name="T3">b</text:span></text:p>
              </draw:text-box>
            </draw:frame>
            <draw:g xml:id="id10" draw:id="id10">
              <draw:custom-shape draw:style-name="gr6" draw:text-style-name="P2" draw:layer="layout" svg:width="2.153cm" svg:height="2.573cm" svg:x="17.091cm" svg:y="5.285cm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line draw:style-name="gr7" draw:text-style-name="P4" draw:layer="layout" svg:x1="18.165cm" svg:y1="6.032cm" svg:x2="18.165cm" svg:y2="7.297cm">
                <text:p/>
              </draw:line>
            </draw:g>
            <draw:custom-shape draw:style-name="gr8" draw:text-style-name="P5" xml:id="id5" draw:id="id5" draw:layer="layout" svg:width="2.153cm" svg:height="2.573cm" svg:x="12.547cm" svg:y="9.323cm">
              <text:p text:style-name="P1"><text:span text:style-name="T2">+</text:span></text:p>
              <text:p text:style-name="P1"><text:span text:style-name="T2">-</text:span>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frame draw:style-name="gr9" draw:text-style-name="P3" draw:layer="layout" svg:width="3.219cm" svg:height="1.114cm" svg:x="13.968cm" svg:y="11.038cm">
              <draw:text-box>
                <text:p><text:span text:style-name="T4">V</text:span><text:span text:style-name="T5">d</text:span><text:span text:style-name="T4"> = K</text:span><text:span text:style-name="T5">d</text:span><text:span text:style-name="T4"> I</text:span><text:span text:style-name="T5">d</text:span><text:span text:style-name="T2"> </text:span></text:p>
              </draw:text-box>
            </draw:frame>
            <draw:connector draw:style-name="gr3" draw:text-style-name="P1" draw:layer="layout" svg:x1="11.965cm" svg:y1="8.529cm" svg:x2="13.624cm" svg:y2="9.323cm" draw:start-shape="id3" draw:start-glue-point="1" draw:end-shape="id5" draw:end-glue-point="4" svg:d="M11965 8529h1659v794" svg:viewBox="0 0 1660 795">
              <text:p/>
            </draw:connector>
            <draw:connector draw:style-name="gr3" draw:text-style-name="P1" draw:layer="layout" svg:x1="11.965cm" svg:y1="4.629cm" svg:x2="13.626cm" svg:y2="5.699cm" draw:start-shape="id1" draw:start-glue-point="1" draw:end-shape="id7" draw:end-glue-point="1" svg:d="M11965 4629h1661v1070" svg:viewBox="0 0 1662 1071">
              <text:p/>
            </draw:connector>
            <draw:connector draw:style-name="gr3" draw:text-style-name="P1" draw:layer="layout" draw:line-skew="0.634cm" svg:x1="16.865cm" svg:y1="8.529cm" svg:x2="18.134cm" svg:y2="8.548cm" draw:start-shape="id6" draw:start-glue-point="1" draw:end-shape="id9" draw:end-glue-point="3" svg:d="M16865 8529h1269v19" svg:viewBox="0 0 1270 20">
              <text:p/>
            </draw:connector>
            <draw:connector draw:style-name="gr3" draw:text-style-name="P1" draw:layer="layout" svg:x1="16.765cm" svg:y1="4.629cm" svg:x2="18.167cm" svg:y2="5.285cm" draw:start-shape="id8" draw:start-glue-point="1" draw:end-shape="id10" draw:end-glue-point="0" svg:d="M16765 4629h1402v656" svg:viewBox="0 0 1403 657">
              <text:p/>
            </draw:connector>
            <draw:connector draw:style-name="gr3" draw:text-style-name="P1" draw:layer="layout" draw:line-skew="-0.114cm" svg:x1="18.167cm" svg:y1="7.858cm" svg:x2="18.098cm" svg:y2="9.632cm" draw:start-shape="id10" draw:start-glue-point="2" draw:end-shape="id4" draw:end-glue-point="0" svg:d="M18167 7858v749h-69v1025" svg:viewBox="0 0 70 1775">
              <text:p/>
            </draw:connector>
            <draw:custom-shape draw:style-name="gr2" draw:text-style-name="P2" xml:id="id11" draw:id="id11" draw:layer="layout" svg:width="1.675cm" svg:height="0.551cm" svg:x="10.289cm" svg:y="12.3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xml:id="id12" draw:id="id12" draw:layer="layout" svg:width="1.675cm" svg:height="0.551cm" draw:transform="rotate (1.5707963267949) translate (8.356cm 11.3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3" draw:text-style-name="P1" draw:layer="layout" svg:x1="11.964cm" svg:y1="12.629cm" svg:x2="13.624cm" svg:y2="11.896cm" draw:start-shape="id11" draw:start-glue-point="1" draw:end-shape="id5" draw:end-glue-point="6" svg:d="M11964 12629h1660v-733" svg:viewBox="0 0 1661 734">
              <text:p/>
            </draw:connector>
            <draw:connector draw:style-name="gr3" draw:text-style-name="P1" draw:layer="layout" svg:x1="8.631cm" svg:y1="9.695cm" svg:x2="10.29cm" svg:y2="8.529cm" draw:start-shape="id12" draw:start-glue-point="1" draw:end-shape="id3" draw:end-glue-point="3" svg:d="M8631 9695v-1166h1659" svg:viewBox="0 0 1660 1167">
              <text:p/>
            </draw:connector>
            <draw:connector draw:style-name="gr3" draw:text-style-name="P1" draw:layer="layout" svg:x1="8.631cm" svg:y1="11.37cm" svg:x2="10.289cm" svg:y2="12.629cm" draw:start-shape="id12" draw:start-glue-point="3" draw:end-shape="id11" draw:end-glue-point="3" svg:d="M8631 11370v1259h1658" svg:viewBox="0 0 1659 1260">
              <text:p/>
            </draw:connector>
            <draw:frame draw:style-name="gr10" draw:text-style-name="P3" draw:layer="layout" svg:width="2.161cm" svg:height="1.114cm" svg:x="19.346cm" svg:y="9.359cm">
              <draw:text-box>
                <text:p><text:span text:style-name="T2">I</text:span><text:span text:style-name="T3">c</text:span></text:p>
              </draw:text-box>
            </draw:frame>
            <draw:frame draw:style-name="gr11" draw:text-style-name="P6" draw:layer="layout" svg:width="1.162cm" svg:height="1.114cm" svg:x="10.657cm" svg:y="4.905cm">
              <draw:text-box>
                <text:p>R<text:span text:style-name="T6">1</text:span></text:p>
              </draw:text-box>
            </draw:frame>
            <draw:frame draw:style-name="gr11" draw:text-style-name="P6" draw:layer="layout" svg:width="1.162cm" svg:height="1.114cm" svg:x="10.634cm" svg:y="12.905cm">
              <draw:text-box>
                <text:p>R<text:span text:style-name="T6">7</text:span></text:p>
              </draw:text-box>
            </draw:frame>
            <draw:frame draw:style-name="gr11" draw:text-style-name="P6" draw:layer="layout" svg:width="1.162cm" svg:height="1.114cm" svg:x="15.504cm" svg:y="8.805cm">
              <draw:text-box>
                <text:p>R<text:span text:style-name="T6">5</text:span></text:p>
              </draw:text-box>
            </draw:frame>
            <draw:frame draw:style-name="gr12" draw:text-style-name="P6" draw:layer="layout" svg:width="1.162cm" svg:height="1.114cm" svg:x="10.587cm" svg:y="8.805cm">
              <draw:text-box>
                <text:p>R<text:span text:style-name="T6">4</text:span></text:p>
              </draw:text-box>
            </draw:frame>
            <draw:frame draw:style-name="gr11" draw:text-style-name="P6" draw:layer="layout" svg:width="1.162cm" svg:height="1.114cm" svg:x="13.748cm" svg:y="6.123cm">
              <draw:text-box>
                <text:p>R<text:span text:style-name="T6">3</text:span></text:p>
              </draw:text-box>
            </draw:frame>
            <draw:frame draw:style-name="gr11" draw:text-style-name="P6" draw:layer="layout" svg:width="1.162cm" svg:height="1.114cm" svg:x="15.41cm" svg:y="4.905cm">
              <draw:text-box>
                <text:p>R<text:span text:style-name="T6">2</text:span></text:p>
              </draw:text-box>
            </draw:frame>
            <draw:frame draw:style-name="gr11" draw:text-style-name="P6" draw:layer="layout" svg:width="1.162cm" svg:height="1.114cm" svg:x="7.194cm" svg:y="9.939cm">
              <draw:text-box>
                <text:p>R<text:span text:style-name="T6">6</text:span></text:p>
              </draw:text-box>
            </draw:frame>
            <draw:custom-shape draw:style-name="gr13" draw:text-style-name="P1" draw:layer="layout" svg:width="0.234cm" svg:height="0.258cm" svg:x="13.498cm" svg:y="8.4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" draw:layer="layout" svg:width="0.234cm" svg:height="0.258cm" svg:x="17.999cm" svg:y="8.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" draw:layer="layout" svg:width="0.234cm" svg:height="0.258cm" svg:x="13.499cm" svg:y="12.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" draw:layer="layout" svg:width="0.234cm" svg:height="0.258cm" svg:x="13.499cm" svg:y="4.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" xml:id="id13" draw:id="id13" draw:layer="layout" svg:width="0.234cm" svg:height="0.258cm" svg:x="8.499cm" svg:y="8.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6" draw:layer="layout" svg:width="1.128cm" svg:height="2.536cm" svg:x="12.324cm" svg:y="5.318cm">
              <draw:text-box>
                <text:p>+</text:p>
                <text:p>V<text:span text:style-name="T6">b</text:span></text:p>
                <text:p>-</text:p>
              </draw:text-box>
            </draw:frame>
            <draw:line draw:style-name="gr15" draw:text-style-name="P7" draw:layer="layout" svg:x1="9.276cm" svg:y1="9.695cm" svg:x2="9.276cm" svg:y2="11.582cm">
              <text:p/>
            </draw:line>
            <draw:frame draw:style-name="gr16" draw:text-style-name="P8" draw:layer="layout" svg:width="1.837cm" svg:height="1.825cm" svg:x="9.423cm" svg:y="9.944cm">
              <draw:text-box>
                <text:p><text:span text:style-name="T4">I</text:span><text:span text:style-name="T5">d</text:span></text:p>
              </draw:text-box>
            </draw:frame>
            <draw:g xml:id="id4" draw:id="id4">
              <draw:line draw:style-name="gr17" draw:text-style-name="P7" draw:layer="layout" svg:x1="18.099cm" svg:y1="9.632cm" svg:x2="18.099cm" svg:y2="10.206cm">
                <text:p/>
              </draw:line>
              <draw:line draw:style-name="gr17" draw:text-style-name="P7" draw:layer="layout" svg:x1="17.338cm" svg:y1="10.211cm" svg:x2="18.858cm" svg:y2="10.211cm">
                <text:p/>
              </draw:line>
              <draw:line draw:style-name="gr17" draw:text-style-name="P7" draw:layer="layout" svg:x1="17.339cm" svg:y1="10.788cm" svg:x2="18.859cm" svg:y2="10.788cm">
                <text:p/>
              </draw:line>
              <draw:line draw:style-name="gr17" draw:text-style-name="P7" draw:layer="layout" svg:x1="18.099cm" svg:y1="10.785cm" svg:x2="18.099cm" svg:y2="11.359cm">
                <text:p/>
              </draw:line>
            </draw:g>
            <draw:line draw:style-name="gr15" draw:text-style-name="P7" draw:layer="layout" svg:x1="19.203cm" svg:y1="9.133cm" svg:x2="19.203cm" svg:y2="11.02cm">
              <text:p/>
            </draw:line>
            <draw:frame draw:style-name="gr11" draw:text-style-name="P6" draw:layer="layout" svg:width="1.162cm" svg:height="1.114cm" svg:x="16.936cm" svg:y="10.788cm">
              <draw:text-box>
                <text:p>C</text:p>
              </draw:text-box>
            </draw:frame>
            <draw:g xml:id="id14" draw:id="id14">
              <draw:line draw:style-name="gr18" draw:text-style-name="P7" draw:layer="layout" svg:x1="7.84cm" svg:y1="9.216cm" svg:x2="6.615cm" svg:y2="9.227cm">
                <text:p/>
              </draw:line>
              <draw:line draw:style-name="gr18" draw:text-style-name="P7" draw:layer="layout" svg:x1="7.841cm" svg:y1="9.21cm" svg:x2="6.616cm" svg:y2="9.221cm">
                <text:p/>
              </draw:line>
              <draw:line draw:style-name="gr18" draw:text-style-name="P7" draw:layer="layout" svg:x1="6.95cm" svg:y1="9.462cm" svg:x2="7.559cm" svg:y2="9.462cm">
                <text:p/>
              </draw:line>
              <draw:line draw:style-name="gr18" draw:text-style-name="P7" draw:layer="layout" svg:x1="7.114cm" svg:y1="9.673cm" svg:x2="7.407cm" svg:y2="9.673cm">
                <text:p/>
              </draw:line>
              <draw:line draw:style-name="gr18" draw:text-style-name="P7" draw:layer="layout" svg:x1="7.25cm" svg:y1="9.164cm" svg:x2="7.255cm" svg:y2="8.62cm">
                <text:p/>
              </draw:line>
            </draw:g>
            <draw:connector draw:style-name="gr19" draw:text-style-name="P1" draw:layer="layout" svg:x1="8.499cm" svg:y1="8.559cm" svg:x2="7.228cm" svg:y2="8.62cm" draw:start-shape="id13" draw:start-glue-point="6" draw:end-shape="id14" draw:end-glue-point="0" svg:d="M8499 8559h-1271v61" svg:viewBox="0 0 1272 62">
              <text:p/>
            </draw:connector>
            <draw:frame draw:style-name="gr20" draw:text-style-name="P6" draw:layer="layout" svg:width="0.853cm" svg:height="0.962cm" svg:x="8.332cm" svg:y="3.667cm">
              <draw:text-box>
                <text:p>1</text:p>
              </draw:text-box>
            </draw:frame>
            <draw:frame draw:style-name="gr20" draw:text-style-name="P6" draw:layer="layout" svg:width="0.853cm" svg:height="0.962cm" svg:x="13.133cm" svg:y="3.667cm">
              <draw:text-box>
                <text:p>2</text:p>
              </draw:text-box>
            </draw:frame>
            <draw:frame draw:style-name="gr20" draw:text-style-name="P6" draw:layer="layout" svg:width="0.853cm" svg:height="0.962cm" svg:x="17.633cm" svg:y="3.667cm">
              <draw:text-box>
                <text:p>3</text:p>
              </draw:text-box>
            </draw:frame>
            <draw:frame draw:style-name="gr20" draw:text-style-name="P6" draw:layer="layout" svg:width="0.853cm" svg:height="0.962cm" svg:x="13.633cm" svg:y="7.667cm">
              <draw:text-box>
                <text:p>5</text:p>
              </draw:text-box>
            </draw:frame>
            <draw:custom-shape draw:style-name="gr13" draw:text-style-name="P1" draw:layer="layout" svg:width="0.234cm" svg:height="0.254cm" svg:x="17.938cm" svg:y="12.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6" draw:layer="layout" svg:width="0.853cm" svg:height="0.962cm" svg:x="8.332cm" svg:y="12.669cm">
              <draw:text-box>
                <text:p>7</text:p>
              </draw:text-box>
            </draw:frame>
            <draw:frame draw:style-name="gr20" draw:text-style-name="P6" draw:layer="layout" svg:width="0.853cm" svg:height="0.962cm" svg:x="13.133cm" svg:y="12.669cm">
              <draw:text-box>
                <text:p>8</text:p>
              </draw:text-box>
            </draw:frame>
            <draw:frame draw:style-name="gr20" draw:text-style-name="P6" xml:id="id9" draw:id="id9" draw:layer="layout" svg:width="0.853cm" svg:height="0.962cm" svg:x="18.134cm" svg:y="8.067cm">
              <draw:text-box>
                <text:p>6</text:p>
              </draw:text-box>
            </draw:frame>
            <draw:custom-shape draw:style-name="gr13" draw:text-style-name="P1" draw:layer="layout" svg:width="0.234cm" svg:height="0.258cm" svg:x="8.525cm" svg:y="12.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" draw:layer="layout" svg:width="0.234cm" svg:height="0.258cm" svg:x="18.05cm" svg:y="4.55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" draw:layer="layout" svg:width="0.234cm" svg:height="0.258cm" svg:x="8.525cm" svg:y="4.5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22:20:11.929870275</meta:creation-date>
    <dc:date>2021-04-03T22:54:57.148116988</dc:date>
    <meta:editing-duration>PT14M23S</meta:editing-duration>
    <meta:editing-cycles>3</meta:editing-cycles>
    <meta:generator>LibreOffice/6.4.6.2$Linux_X86_64 LibreOffice_project/40$Build-2</meta:generator>
    <meta:document-statistic meta:object-count="72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,</mn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,</mn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